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Monaco" svg:font-family="Monaco, monacoregular, 'courier new', monospace"/>
    <style:font-face style:name="Open Sans" svg:font-family="'Open Sans', apple-system, BlinkMacSystemFont, 'Segoe UI', Roboto, Oxygen, Ubuntu, Cantarell, 'Fira Sans', 'Droid Sans', 'Helvetica Neue', sans-serif"/>
    <style:font-face style:name="OpenSymbol" svg:font-family="OpenSymbol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38%" fo:background-color="transparent" style:writing-mode="lr-tb">
        <style:background-image/>
      </style:paragraph-properties>
    </style:style>
    <style:style style:name="P3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</style:style>
    <style:style style:name="P4" style:family="paragraph" style:parent-style-name="Text_20_body" style:list-style-name="L5">
      <style:paragraph-properties fo:margin-top="0in" fo:margin-bottom="0in" fo:line-height="138%" fo:background-color="transparent" style:writing-mode="lr-tb">
        <style:background-image/>
      </style:paragraph-properties>
    </style:style>
    <style:style style:name="P5" style:family="paragraph" style:parent-style-name="Text_20_body">
      <style:paragraph-properties fo:margin-top="0in" fo:margin-bottom="0in" fo:line-height="138%" fo:background-color="transparent" style:writing-mode="lr-tb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Text_20_body" style:list-style-name="L7">
      <style:paragraph-properties fo:margin-top="0in" fo:margin-bottom="0in" fo:line-height="138%" fo:background-color="transparent" style:writing-mode="lr-tb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left="0in" fo:margin-right="0in" fo:margin-top="0in" fo:margin-bottom="0in" style:line-height-at-least="0.1563in" fo:text-align="center" style:justify-single-word="false" fo:text-indent="0in" style:auto-text-indent="false" fo:padding="0in" fo:border="none"/>
      <style:text-properties fo:color="#5499de" style:font-name="inherit" fo:font-size="9pt"/>
    </style:style>
    <style:style style:name="P9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style:font-name="inheri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inherit" fo:font-size="11pt" fo:letter-spacing="normal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2d7a" style:text-line-through-style="none" style:font-name="inherit" fo:font-size="11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6fe0" style:text-line-through-style="none" style:font-name="inherit" fo:font-size="11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b85c00" style:text-line-through-style="none" style:font-name="inherit" fo:font-size="11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b85c00" style:text-line-through-style="none" style:font-name="inherit" fo:font-size="11pt" fo:letter-spacing="normal" fo:font-style="normal" style:text-underline-style="none" style:text-blinking="false" fo:background-color="transparent"/>
    </style:style>
    <style:style style:name="T12" style:family="text">
      <style:text-properties fo:color="#5499de" style:font-name="Monaco" style:font-name-asian="Monaco" style:font-name-complex="Monaco"/>
    </style:style>
    <style:style style:name="T13" style:family="text">
      <style:text-properties style:font-name="Monaco" style:font-name-asian="Monaco" style:font-name-complex="Monaco"/>
    </style:style>
    <style:style style:name="T14" style:family="text">
      <style:text-properties fo:color="#002d7a"/>
    </style:style>
    <style:style style:name="T15" style:family="text">
      <style:text-properties fo:color="#006fe0"/>
    </style:style>
    <style:style style:name="T16" style:family="text">
      <style:text-properties fo:color="#b85c00"/>
    </style:style>
    <style:style style:name="T17" style:family="text">
      <style:text-properties fo:color="#000000" style:text-line-through-style="none" style:font-name="Arial1" fo:font-size="11pt" style:text-underline-style="none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06059302121764273" text:style-name="L1">
        <text:list-header>
          <text:p text:style-name="P6"><text:span text:style-name="T3">Question 3. </text:span><text:bookmark text:name="docs-internal-guid-5c4b54ff-7fff-8323-02ce-865bfce1b1af"/><text:span text:style-name="T3">Can we skip the manual testing and why?</text:span></text:p>
          <text:p text:style-name="P3"><text:span text:style-name="T1"/></text:p>
          <text:p text:style-name="P3"><text:span text:style-name="T4">Solution 3. </text:span><text:span text:style-name="T1">No, we cannot skip manual testing because of the following reasons :-</text:span></text:p>
          <text:p text:style-name="P3"><text:span text:style-name="T1"/></text:p>
        </text:list-header>
      </text:list>
      <text:list xml:id="list4293371398778813304" text:style-name="L5">
        <text:list-item>
          <text:p text:style-name="P4"><text:span text:style-name="T1">Although software testing saves time in case of repetitive jobs, manual testing <text:s/>is useful when test cases are needed to be designed in new scenarios and use cases.</text:span></text:p>
        </text:list-item>
        <text:list-item>
          <text:p text:style-name="P4"><text:span text:style-name="T1">Manual testing is preferred over automation testing in case of small applications.</text:span></text:p>
        </text:list-item>
        <text:list-item>
          <text:p text:style-name="P4"><text:span text:style-name="T1">Sometimes automated test cases may also contain a bug or error which may lead to incorrect results and automated scripts cannot find these errors. In case of manual testing.</text:span></text:p>
        </text:list-item>
        <text:list-item>
          <text:p text:style-name="P4"><text:span text:style-name="T1">Manual testing can catch unpredictable errors too whereas in automated testing unpredictable errors cannot be caught.</text:span></text:p>
        </text:list-item>
      </text:list>
      <text:p text:style-name="P2"><text:span text:style-name="T1"/></text:p>
      <text:list xml:id="list38613140" text:continue-list="list6506059302121764273" text:style-name="L1">
        <text:list-header>
          <text:p text:style-name="P6"><text:span text:style-name="T3">Question 4. Give the names of selector?</text:span></text:p>
          <text:p text:style-name="P6"><text:span text:style-name="T3">Solution 4. </text:span><text:span text:style-name="T2">The various selectors are :-</text:span></text:p>
          <text:p text:style-name="P6"><text:span text:style-name="T4"/></text:p>
        </text:list-header>
      </text:list>
      <text:list xml:id="list2094655862869752656" text:style-name="L7">
        <text:list-header>
          <text:p text:style-name="P7"><text:span text:style-name="T3">1) ID Selector</text:span></text:p>
          <text:p text:style-name="P7"><text:span text:style-name="T6">Syntax</text:span><text:span text:style-name="T5">: </text:span><text:span text:style-name="T8">css</text:span><text:span text:style-name="T9">=</text:span><text:span text:style-name="T8">tag</text:span><text:span text:style-name="T10">#id</text:span></text:p>
        </text:list-header>
      </text:list>
      <text:p text:style-name="P5"><text:span text:style-name="T10"><text:tab/></text:span><text:span text:style-name="T7">Example</text:span></text:p>
      <text:p text:style-name="P1"/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Monaco" svg:font-family="Monaco, monacoregular, 'courier new', monospace"/>
    <style:font-face style:name="Open Sans" svg:font-family="'Open Sans', apple-system, BlinkMacSystemFont, 'Segoe UI', Roboto, Oxygen, Ubuntu, Cantarell, 'Fira Sans', 'Droid Sans', 'Helvetica Neue', sans-serif"/>
    <style:font-face style:name="OpenSymbol" svg:font-family="OpenSymbol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6T16:07:52.97</meta:creation-date>
    <dc:date>2018-10-16T18:41:05.63</dc:date>
    <meta:editing-duration>PT2H2M29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11" meta:word-count="135" meta:character-count="793"/>
  </office:meta>
</office:document-meta>
</file>